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most important questions</text:p>
      <text:p text:style-name="Standard"/>
      <text:p text:style-name="Standard">We thought about a way to improve the understandability of our website and the functionalities.</text:p>
      <text:p text:style-name="Standard">Below you can find the most important questions. But do not hesitate to ask if you want to. Just use the adress given in „Company Information“.</text:p>
      <text:p text:style-name="Standard"/>
      <text:p text:style-name="Standard">What is Semvis-Air?</text:p>
      <text:p text:style-name="Standard">„Semvis-Air“ is a german abbreviation and stands for „<text:span text:style-name="T1">S</text:span>ystem zur <text:span text:style-name="T1">E</text:span>rfassung, <text:span text:style-name="T1">M</text:span>odellierung und <text:span text:style-name="T1">VIS</text:span>ualisierung der Luft“ and can be translated as a system for capturing, modelling and the visualisation of the air. This system addressed to veryone, who wants to know something about the quality of the air someone ist breathing. The user optimised user interface makes it easy for people who are not familiar with web appl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5:44:41.81</meta:creation-date>
    <meta:document-statistic meta:table-count="0" meta:image-count="0" meta:object-count="0" meta:page-count="1" meta:paragraph-count="5" meta:word-count="117" meta:character-count="713"/>
    <dc:date>2013-03-05T16:12:00.02</dc:date>
    <meta:editing-duration>PT12M7S</meta:editing-duration>
    <meta:editing-cycles>1</meta:editing-cycles>
    <meta:generator>OpenOffice.org/3.4.1$Win32 OpenOffice.org_project/341m1$Build-9593</meta:generator>
  </office:meta>
</office:document-meta>
</file>